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rsid="0008c890" officeooo:paragraph-rsid="0008c890" style:font-size-asian="8pt" style:font-size-complex="8pt"/>
    </style:style>
    <style:style style:name="P3" style:family="paragraph" style:parent-style-name="Standard">
      <style:text-properties fo:font-size="8pt" style:text-underline-style="solid" style:text-underline-width="auto" style:text-underline-color="font-color" fo:font-weight="bold" officeooo:rsid="0008c890" officeooo:paragraph-rsid="0008c890" style:font-size-asian="8pt" style:font-weight-asian="bold" style:font-size-complex="8pt" style:font-weight-complex="bold"/>
    </style:style>
    <style:style style:name="P4" style:family="paragraph" style:parent-style-name="Standard">
      <style:text-properties fo:font-variant="normal" fo:text-transform="none" fo:color="#222222" style:font-name="verdana" fo:font-size="7pt" fo:letter-spacing="normal" fo:font-style="normal" fo:font-weight="normal" style:font-size-asian="7pt" style:font-size-complex="7pt"/>
    </style:style>
    <style:style style:name="P5" style:family="paragraph" style:parent-style-name="Standard">
      <style:text-properties fo:font-variant="normal" fo:text-transform="none" fo:color="#222222" style:font-name="Liberation Sans" fo:font-size="7pt" fo:letter-spacing="normal" fo:font-style="normal" fo:font-weight="normal" officeooo:paragraph-rsid="0002e014" style:font-size-asian="7pt" style:font-size-complex="7pt"/>
    </style:style>
    <style:style style:name="P6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normal" style:font-size-asian="8pt" style:font-size-complex="8pt"/>
    </style:style>
    <style:style style:name="P7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normal" officeooo:rsid="0003a4b6" officeooo:paragraph-rsid="0003a4b6" style:font-size-asian="8pt" style:font-size-complex="8pt"/>
    </style:style>
    <style:style style:name="P8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normal" officeooo:rsid="0005e38c" officeooo:paragraph-rsid="0005e38c" style:font-size-asian="8pt" style:font-size-complex="8pt"/>
    </style:style>
    <style:style style:name="P9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normal" officeooo:rsid="000689a7" officeooo:paragraph-rsid="000689a7" style:font-size-asian="8pt" style:font-size-complex="8pt"/>
    </style:style>
    <style:style style:name="P10" style:family="paragraph" style:parent-style-name="Standard">
      <style:text-properties fo:font-variant="normal" fo:text-transform="none" fo:color="#222222" style:font-name="Liberation Sans" fo:font-size="8pt" fo:letter-spacing="normal" fo:font-style="normal" fo:font-weight="normal" officeooo:rsid="00080792" officeooo:paragraph-rsid="00080792" style:font-size-asian="8pt" style:font-size-complex="8pt"/>
    </style:style>
    <style:style style:name="P11" style:family="paragraph" style:parent-style-name="Standard">
      <style:text-properties fo:font-variant="normal" fo:text-transform="none" fo:color="#222222" style:font-name="Liberation Sans" fo:font-size="8pt" fo:letter-spacing="normal" fo:font-style="normal" style:text-underline-style="solid" style:text-underline-width="auto" style:text-underline-color="font-color" fo:font-weight="bold" officeooo:rsid="00080792" officeooo:paragraph-rsid="00080792" style:font-size-asian="8pt" style:font-weight-asian="bold" style:font-size-complex="8pt" style:font-weight-complex="bold"/>
    </style:style>
    <style:style style:name="P12" style:family="paragraph" style:parent-style-name="Standard">
      <style:text-properties fo:font-variant="normal" fo:text-transform="none" fo:color="#222222" style:font-name="Liberation Sans" fo:font-size="8pt" fo:letter-spacing="normal" fo:font-style="normal" style:text-underline-style="solid" style:text-underline-width="auto" style:text-underline-color="font-color" fo:font-weight="bold" officeooo:rsid="000689a7" officeooo:paragraph-rsid="000689a7" style:font-size-asian="8pt" style:font-weight-asian="bold" style:font-size-complex="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02e014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1: Linux script program to add two numbers</text:span></text:p>
      <text:p text:style-name="Standard"><text:span text:style-name="T2"/></text:p>
      <text:p text:style-name="Standard"><text:span text:style-name="T2">nano </text:span><text:span text:style-name="T1">addtwo.sh <text:s text:c="33"/></text:span></text:p>
      <text:p text:style-name="P4"/>
      <text:p text:style-name="P1">#!/bin/bash</text:p>
      <text:p text:style-name="P1">a=10</text:p>
      <text:p text:style-name="P1">b=70</text:p>
      <text:p text:style-name="P1">c=`expr $a + $b`</text:p>
      <text:p text:style-name="P1">echo "sum=:" $c</text:p>
      <text:p text:style-name="P1"/>
      <text:p text:style-name="P1"/>
      <text:p text:style-name="P3">OUTPUT</text:p>
      <text:p text:style-name="P2"/>
      <text:p text:style-name="P1">(base) sjcet@Z238-UL:~/amrutha$ nano addtwo.sh</text:p>
      <text:p text:style-name="P1">(base) sjcet@Z238-UL:~/amrutha$ bash addtwo.sh</text:p>
      <text:p text:style-name="P1">sum=: 80</text:p>
      <text:p text:style-name="P1"/>
      <text:p text:style-name="P6">2: swap two numbers</text:p>
      <text:p text:style-name="P6"/>
      <text:p text:style-name="P7">nano swap.sh </text:p>
      <text:p text:style-name="P7"/>
      <text:p text:style-name="P6">#!/bin/bash</text:p>
      <text:p text:style-name="P6">first=10</text:p>
      <text:p text:style-name="P6">second=20</text:p>
      <text:p text:style-name="P6">temp=$first</text:p>
      <text:p text:style-name="P6">first=$second</text:p>
      <text:p text:style-name="P6">second=$temp</text:p>
      <text:p text:style-name="P6">echo "After swapping numbers are:"</text:p>
      <text:p text:style-name="P6">echo "first="$first,"second="$second</text:p>
      <text:p text:style-name="P6"/>
      <text:p text:style-name="P11">OUTPUT</text:p>
      <text:p text:style-name="P10"/>
      <text:p text:style-name="P6">(base) sjcet@Z238-UL:~/amrutha$ nano swap.sh</text:p>
      <text:p text:style-name="P6">(base) sjcet@Z238-UL:~/amrutha$ bash swap.sh</text:p>
      <text:p text:style-name="P6">After swapping numbers are:</text:p>
      <text:p text:style-name="P6">first=20,second=10</text:p>
      <text:p text:style-name="P6"/>
      <text:p text:style-name="P8">3:To perform ls command</text:p>
      <text:p text:style-name="P9">nano lscommand.sh</text:p>
      <text:p text:style-name="P9"/>
      <text:p text:style-name="P9">#!/bin/bash</text:p>
      <text:p text:style-name="P9">echo "here are the list of files"</text:p>
      <text:p text:style-name="P9">ls -l</text:p>
      <text:p text:style-name="P9">echo "the number of files"</text:p>
      <text:p text:style-name="P9">ls -l | wc -l</text:p>
      <text:p text:style-name="P9"/>
      <text:p text:style-name="P12">OUTPUT</text:p>
      <text:p text:style-name="P9"/>
      <text:p text:style-name="P8">here are the list of files</text:p>
      <text:p text:style-name="P8">total 1356</text:p>
      <text:p text:style-name="P8">-rw-rw-r-- 1 sjcet sjcet <text:s text:c="4"/>57 May 17 14:32 addtwo.sh</text:p>
      <text:p text:style-name="P8">-rw-rw-r-- 1 sjcet sjcet 666797 Apr 21 12:29 cn.odt</text:p>
      <text:p text:style-name="P8">-rw------- 1 sjcet sjcet <text:s text:c="4"/>74 May 17 14:17 demo.sh.save</text:p>
      <text:p text:style-name="P8">-rw-rw-r-- 1 sjcet sjcet <text:s/>16855 Apr 20 16:15 java.odt</text:p>
      <text:p text:style-name="P8">-rw-rw-r-- 1 sjcet sjcet 667515 Apr 21 12:34 linux3.odt</text:p>
      <text:p text:style-name="P8">-rw-rw-r-- 1 sjcet sjcet <text:s/>10844 May 17 14:48 linux5.odt</text:p>
      <text:p text:style-name="P8">-rw-rw-r-- 1 sjcet sjcet <text:s text:c="4"/>94 May 17 15:04 lscommand.sh</text:p>
      <text:p text:style-name="P8">-rw-rw-r-- 1 sjcet sjcet <text:s text:c="4"/>50 May 17 14:54 processid.sh</text:p>
      <text:p text:style-name="P8">-rw-rw-r-- 1 sjcet sjcet <text:s text:c="3"/>142 May 17 14:38 swap.sh</text:p>
      <text:p text:style-name="P8">the number of files</text:p>
      <text:p text:style-name="P8">10</text:p>
      <text:p text:style-name="P6"/>
      <text:p text:style-name="P8">4:Program to print current process id($$)</text:p>
      <text:p text:style-name="P8"/>
      <text:p text:style-name="P8">nano processid.sh</text:p>
      <text:p text:style-name="P8">#!/bin/bash</text:p>
      <text:p text:style-name="P8">echo "current process identifier:" $$</text:p>
      <text:p text:style-name="P8"/>
      <text:p text:style-name="P11">OUTPUT</text:p>
      <text:p text:style-name="P10"/>
      <text:p text:style-name="P8">(base) sjcet@Z238-UL:~/amrutha$ nano processid.sh</text:p>
      <text:p text:style-name="P8">(base) sjcet@Z238-UL:~/amrutha$ bash processid.sh</text:p>
      <text:p text:style-name="P8">current process identifier: 5700</text:p>
      <text:p text:style-name="P8"/>
      <text:p text:style-name="P10">5: area and circumference</text:p>
      <text:p text:style-name="P10"/>
      <text:p text:style-name="P10">echo "enter the radius of the circle"</text:p>
      <text:p text:style-name="P10">read r</text:p>
      <text:p text:style-name="P10">area=$(echo "3.14*$r*$r" |bc)</text:p>
      <text:p text:style-name="P10"><text:soft-page-break/>circum=$(echo "3.14*2*$r" |bc)</text:p>
      <text:p text:style-name="P10">echo "area of circle=" $area</text:p>
      <text:p text:style-name="P10">echo "circumference of the circle=" $circum</text:p>
      <text:p text:style-name="P10"/>
      <text:p text:style-name="P10">base) sjcet@Z238-UL:~/amrutha$ nano area_circumference_circle.sh</text:p>
      <text:p text:style-name="P10">(base) sjcet@Z238-UL:~/amrutha$ bash area_circumference_circle.sh</text:p>
      <text:p text:style-name="P10">enter the radius of the circle</text:p>
      <text:p text:style-name="P10">3.5</text:p>
      <text:p text:style-name="P10"/>
      <text:p text:style-name="P11">OUTPUT</text:p>
      <text:p text:style-name="P10"/>
      <text:p text:style-name="P10">area of circle= 38.46</text:p>
      <text:p text:style-name="P10">circumference of the circle= 21.98</text:p>
      <text:p text:style-name="P10">6:even or odd</text:p>
      <text:p text:style-name="P10"/>
      <text:p text:style-name="P10">#!/bin/bash</text:p>
      <text:p text:style-name="P10">echo "enter number"</text:p>
      <text:p text:style-name="P10">read r</text:p>
      <text:p text:style-name="P10">if [ `expr $r % 2` == 0 ]</text:p>
      <text:p text:style-name="P10">then</text:p>
      <text:p text:style-name="P10">echo "number is even"</text:p>
      <text:p text:style-name="P10">else</text:p>
      <text:p text:style-name="P10">echo "number is odd"</text:p>
      <text:p text:style-name="P10">fi</text:p>
      <text:p text:style-name="P10"/>
      <text:p text:style-name="P11">OUTPUT</text:p>
      <text:p text:style-name="P10"/>
      <text:p text:style-name="P10">(base) sjcet@Z238-UL:~/amrutha$ nano oddeven.sh</text:p>
      <text:p text:style-name="P10">(base) sjcet@Z238-UL:~/amrutha$ bash oddeven.sh</text:p>
      <text:p text:style-name="P10">enter number</text:p>
      <text:p text:style-name="P10">56</text:p>
      <text:p text:style-name="P10"/>
      <text:p text:style-name="P10">7: prime or not</text:p>
      <text:p text:style-name="P10"/>
      <text:p text:style-name="P10">#!/bin/bash</text:p>
      <text:p text:style-name="P10">echo -e "Enter Number : \c"</text:p>
      <text:p text:style-name="P10">read n</text:p>
      <text:p text:style-name="P10">for((i=2; i&lt;=$n/2; i++))</text:p>
      <text:p text:style-name="P10">do</text:p>
      <text:p text:style-name="P10"><text:s text:c="2"/>ans=$(( n%i ))</text:p>
      <text:p text:style-name="P10"><text:s text:c="2"/>if [ $ans == 0 ]</text:p>
      <text:p text:style-name="P10"><text:s text:c="2"/>then</text:p>
      <text:p text:style-name="P10"><text:s text:c="4"/>echo "$n is not a prime number."</text:p>
      <text:p text:style-name="P10"><text:s text:c="4"/>exit 0</text:p>
      <text:p text:style-name="P10"><text:s text:c="2"/>fi</text:p>
      <text:p text:style-name="P10">done</text:p>
      <text:p text:style-name="P10">echo "$n is a prime number."</text:p>
      <text:p text:style-name="P10"/>
      <text:p text:style-name="P11">OUTPUT</text:p>
      <text:p text:style-name="P10"/>
      <text:p text:style-name="P10">(base) sjcet@Z238-UL:~/amrutha$ nano prime.sh</text:p>
      <text:p text:style-name="P10">(base) sjcet@Z238-UL:~/amrutha$ bash prime.sh</text:p>
      <text:p text:style-name="P10">Enter Number : 3</text:p>
      <text:p text:style-name="P10">3 is a prime numb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26:27.734781096</meta:creation-date>
    <meta:editing-duration>PT12M50S</meta:editing-duration>
    <meta:editing-cycles>4</meta:editing-cycles>
    <meta:generator>LibreOffice/6.4.7.2$Linux_X86_64 LibreOffice_project/40$Build-2</meta:generator>
    <dc:date>2022-05-17T16:20:48.536065098</dc:date>
    <meta:document-statistic meta:table-count="0" meta:image-count="0" meta:object-count="0" meta:page-count="2" meta:paragraph-count="103" meta:word-count="370" meta:character-count="2474" meta:non-whitespace-character-count="2135"/>
  </office:meta>
</office:document-meta>
</file>